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cold enough to have snowfields.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, look! I can see my breath!!</text:p>
          </table:table-cell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cheer up!*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*That was a total accident.*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Y-Yes... I'm sorry.*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*Let's continue with heads held high.*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; ﾟ 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we all went pee in that room so
don't worry. No-one's gonna tell Reguma-kun.*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R-Really...?*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Of course. So, forget about it.*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 office:value-type="string">
            <text:p>Crewmate
“You want to board? Sorry, but we're carrying
out maintenance on the ship for a little while,
so we can't set sail at the moment...”</text:p>
          </table:table-cell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 office:value-type="string">
            <text:p>Crewmate
“It's still a— ack-chooo!!!”</text:p>
          </table:table-cell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 office:value-type="string">
            <text:p>Crewmate
“'Scuse me... it's still a little while 'til the
ship's ready to leave.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 office:value-type="string">
            <text:p>Crewmate
“We're settin' sail for Zazābu Port Town.
You gettin' on?”</text:p>
          </table:table-cell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 office:value-type="string">
            <text:p>Crewmate
“The ship'll leave in just a moment. Please
hurry aboard.”</text:p>
          </table:table-cell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 office:value-type="string">
            <text:p>Crewmate
“Here we are, Heavenly Maidens and
company!”</text:p>
          </table:table-cell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 office:value-type="string">
            <text:p>Crewmate
“Another time, then.”</text:p>
          </table:table-cell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 office:value-type="string">
            <text:p>C-C-C-C-C-C-C-COOOOOOOOOOLD!!!!</text:p>
          </table:table-cell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 office:value-type="string">
            <text:p>A-Are you guys sure you're okay in those
clothes?!</text:p>
          </table:table-cell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 office:value-type="string">
            <text:p>This year's brought us a chill like no oth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